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Menlo, 'courier new',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6004" officeooo:paragraph-rsid="00026004"/>
    </style:style>
    <style:style style:name="P2" style:family="paragraph" style:parent-style-name="Standard">
      <style:text-properties officeooo:rsid="000441ca" officeooo:paragraph-rsid="000441ca"/>
    </style:style>
    <style:style style:name="P3" style:family="paragraph" style:parent-style-name="Standard">
      <style:text-properties officeooo:rsid="0005b17f" officeooo:paragraph-rsid="0005b17f"/>
    </style:style>
    <style:style style:name="P4" style:family="paragraph" style:parent-style-name="Standard">
      <style:text-properties officeooo:rsid="0005b17f" officeooo:paragraph-rsid="000bbd57"/>
    </style:style>
    <style:style style:name="P5" style:family="paragraph" style:parent-style-name="Standard">
      <style:text-properties officeooo:rsid="0005b17f" officeooo:paragraph-rsid="000e8e72"/>
    </style:style>
    <style:style style:name="P6" style:family="paragraph" style:parent-style-name="Standard">
      <style:text-properties officeooo:rsid="0006e510" officeooo:paragraph-rsid="0006e510"/>
    </style:style>
    <style:style style:name="P7" style:family="paragraph" style:parent-style-name="Standard">
      <style:text-properties officeooo:rsid="0008dc39" officeooo:paragraph-rsid="00090d3f"/>
    </style:style>
    <style:style style:name="P8" style:family="paragraph" style:parent-style-name="Standard">
      <style:text-properties officeooo:rsid="00090d3f" officeooo:paragraph-rsid="00090d3f"/>
    </style:style>
    <style:style style:name="P9" style:family="paragraph" style:parent-style-name="Standard">
      <style:text-properties officeooo:rsid="000947aa" officeooo:paragraph-rsid="000947aa"/>
    </style:style>
    <style:style style:name="P10" style:family="paragraph" style:parent-style-name="Standard">
      <style:text-properties officeooo:rsid="000a4368" officeooo:paragraph-rsid="000a4368"/>
    </style:style>
    <style:style style:name="P11" style:family="paragraph" style:parent-style-name="Standard">
      <style:text-properties officeooo:rsid="000bbd57" officeooo:paragraph-rsid="000bbd57"/>
    </style:style>
    <style:style style:name="P12" style:family="paragraph" style:parent-style-name="Standard">
      <style:text-properties officeooo:rsid="000d1b36" officeooo:paragraph-rsid="000bbd57"/>
    </style:style>
    <style:style style:name="P13" style:family="paragraph" style:parent-style-name="Standard">
      <style:text-properties officeooo:rsid="000d1b36" officeooo:paragraph-rsid="000d1b36"/>
    </style:style>
    <style:style style:name="P14" style:family="paragraph" style:parent-style-name="Standard">
      <style:text-properties officeooo:rsid="000e8e72" officeooo:paragraph-rsid="000e8e72"/>
    </style:style>
    <style:style style:name="P15" style:family="paragraph" style:parent-style-name="Standard">
      <style:text-properties officeooo:rsid="000f7222" officeooo:paragraph-rsid="000f7222"/>
    </style:style>
    <style:style style:name="P16" style:family="paragraph" style:parent-style-name="Standard">
      <style:text-properties officeooo:rsid="0010a98c" officeooo:paragraph-rsid="0010a98c"/>
    </style:style>
    <style:style style:name="P17" style:family="paragraph" style:parent-style-name="Standard">
      <style:text-properties officeooo:rsid="00119ea7" officeooo:paragraph-rsid="00119ea7"/>
    </style:style>
    <style:style style:name="P18" style:family="paragraph" style:parent-style-name="Standard">
      <style:text-properties officeooo:rsid="00135b83" officeooo:paragraph-rsid="00135b83"/>
    </style:style>
    <style:style style:name="P19" style:family="paragraph" style:parent-style-name="Standard">
      <style:text-properties officeooo:rsid="001375db" officeooo:paragraph-rsid="001375db"/>
    </style:style>
    <style:style style:name="T1" style:family="text">
      <style:text-properties officeooo:rsid="000441ca"/>
    </style:style>
    <style:style style:name="T2" style:family="text">
      <style:text-properties officeooo:rsid="0005b17f"/>
    </style:style>
    <style:style style:name="T3" style:family="text">
      <style:text-properties officeooo:rsid="0008dc39"/>
    </style:style>
    <style:style style:name="T4" style:family="text">
      <style:text-properties officeooo:rsid="0008fe60"/>
    </style:style>
    <style:style style:name="T5" style:family="text">
      <style:text-properties officeooo:rsid="00090d3f"/>
    </style:style>
    <style:style style:name="T6" style:family="text">
      <style:text-properties officeooo:rsid="000947aa"/>
    </style:style>
    <style:style style:name="T7" style:family="text">
      <style:text-properties officeooo:rsid="000d1b36"/>
    </style:style>
    <style:style style:name="T8" style:family="text">
      <style:text-properties officeooo:rsid="000e8e72"/>
    </style:style>
    <style:style style:name="T9" style:family="text">
      <style:text-properties officeooo:rsid="0010a98c"/>
    </style:style>
    <style:style style:name="T10" style:family="text">
      <style:text-properties officeooo:rsid="00135b83"/>
    </style:style>
    <style:style style:name="T11" style:family="text">
      <style:text-properties officeooo:rsid="001375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view: Now, you can do pretty much anything you want with an SQL table. You can query it, filter it, apply aggregation functions and group it, put it in whatever order you like, do math within and between columns and even do fairly advanced stuff like build nested queries and views to carry out what would otherwise be pain staking multi-step transformations. Lets start by practicing some of the stuff we’ve covered so far. <text:span text:style-name="T1">This’ll be a single exercise combining many of the skills we’ve already covered. I’m not going to give too much direction, so feel free to look at your notes and work with others to figure it out. </text:span></text:p>
      <text:p text:style-name="P1"/>
      <text:p text:style-name="P1">Ex 1 (15 minutes)</text:p>
      <text:p text:style-name="P1"/>
      <text:p text:style-name="P1">Create a view called truck_erratta that contains the make, model, year, milage, milage in kilometers, age (current year – year) <text:span text:style-name="T1">and</text:span> miles to retirement (defined as the max(miliage)-milage). <text:span text:style-name="T1">Make sure all columns have appropriate, descriptive titles.</text:span></text:p>
      <text:p text:style-name="P1"/>
      <text:p text:style-name="P2">Joins</text:p>
      <text:p text:style-name="P2"/>
      <text:p text:style-name="P2">Most databases contain multiple tables to track different kinds of data. However the tables in a database are related and we’ll often want to make queries that reference data from multiple tables. To do this we use JOINS. Joins are basically ways to cross reference different tables and can be a bit frustrating when your just starting. <text:span text:style-name="T2">So we’ll take it slow and go through each element of the JOIN query. Here’s a sample JOIN statement.</text:span></text:p>
      <text:p text:style-name="P2"/>
      <text:p text:style-name="P3">SELECT snow.<text:span text:style-name="T7">id, snow.truck_name, snow.address</text:span>, truck_info.* FROM truck_info INNER JOIN snow ON snow.truck_name = truck_info.id;</text:p>
      <text:p text:style-name="P3"/>
      <text:p text:style-name="P6">Lets break this down. The first thing to notice is that when I reference columns, I’m now appending the table name and a dot. This is because I’m now dealing with multiple tables, so I need a way to talk about what columns are coming from <text:span text:style-name="T3">what tables.</text:span> I can use the * wildcard to demonstrate that I want all the columns from a particular table. The next thing to notice is the ON statement. In order to meaningfully combine the information in these tables, <text:span text:style-name="T3">they have to have something in common that tells the database what data in one table goes with what data in the other. In this case, the truck info table and the snow table both have the names of the trucks, so I can combine the info together by specifying that the truck_name column in the snow table corresponds to the id column in the truck info table.</text:span></text:p>
      <text:p text:style-name="P6"/>
      <text:p text:style-name="P7">The last thing to notice is the INNER JOIN statement. <text:span text:style-name="T4">As we’ve been discussing, JOIN means that we’re combining data from multiple tables. INNER refers to the kind of join that we’re performing. An INNER JOIN is one of the four main types of join. It returns only matching rows, that is a row will be returned only if the trucks name is present in both the truck_info and </text:span><text:span text:style-name="T5">snow table. Another type of join is the LEFT JOIN (often referred to as a left outer join). A LEFT JOIN will return all info from the left table and append the relevant info from the right table where there’s a match. It’ll insert NULL values where there is no match. A RIGHT JOIN (or right outer join) will return all data from the right table and add the data to where there’s a match, inserting NULL values where there isn’t one. The last type of JOIN is a Full join. A FULL JOIN will insert all data from both tables. Inserting nulls where data doesn’t match.</text:span></text:p>
      <text:p text:style-name="P7"/>
      <text:p text:style-name="P8">We’ll be demonstrating the types of joins in a second, but because all trucks present in the snow table are also present in the truck_info table and vice versa it’ll be more instructive to work with a subset of each, and we can use views to help us do this. I’m going to pause for a bit and let you figure out how to do <text:span text:style-name="T6">create the views</text:span>. Then walk you through how I <text:span text:style-name="T6">did it so that we’re all working with the same data.</text:span></text:p>
      <text:p text:style-name="P8"/>
      <text:p text:style-name="P9"><text:soft-page-break/>Exercise 2 (15 minutes):</text:p>
      <text:p text:style-name="P9"/>
      <text:p text:style-name="P9">Create the following two views:</text:p>
      <text:p text:style-name="P9"/>
      <text:p text:style-name="P9">A view called first_trucks that consists of the first 10 rows of the truck_info table.</text:p>
      <text:p text:style-name="P9"/>
      <text:p text:style-name="P9">A view called beech_snow that consists of the ID, truck_name, address, latitude, longitude, date_fixed, and strheading columns of the snow table where the address is on Beech st.</text:p>
      <text:p text:style-name="P9"/>
      <text:p text:style-name="P9"/>
      <text:p text:style-name="P10">Here’s how I created the views. </text:p>
      <text:p text:style-name="P10"/>
      <text:p text:style-name="P10">CREATE VIEW first_trucks AS SELECT * FROM truck_info LIMIT 10;</text:p>
      <text:p text:style-name="P10"/>
      <text:p text:style-name="P10">CREATE VIEW beech_snow AS SELECT id,<text:span text:style-name="T6"> truck_name, address, latitude, longitude, date_fixed, strheading </text:span>FROM snow WHERE address LIKE ‘% BEECH %’;</text:p>
      <text:p text:style-name="P10"/>
      <text:p text:style-name="P10">Make sure to run those now if you haven’t already so that you can continue following along. Hopefully, we now have at least some trucks present in each view that aren’t present in the other. Lets confirm it.</text:p>
      <text:p text:style-name="P10"/>
      <text:p text:style-name="P10">EX 3 (10 minutes):</text:p>
      <text:p text:style-name="P10"/>
      <text:p text:style-name="P10">Find out which trucks are present in first_trucks, which are present in beech_snow. How many are exclusive to each?</text:p>
      <text:p text:style-name="P10"/>
      <text:p text:style-name="P10">Challenge: If you’re already familiar with joins, use them to automatically answer these questions</text:p>
      <text:p text:style-name="P10"/>
      <text:p text:style-name="P10"/>
      <text:p text:style-name="P11">Perfect. There’s some overlap and some non overlap. Lets see how that effects each join, <text:s/>now lets start with an INNER JOIN.</text:p>
      <text:p text:style-name="P11"/>
      <text:p text:style-name="P4">SELECT * FROM <text:span text:style-name="T7">beech_snow INNER JOIN first_trucks ON beech_s</text:span>now.truck_name = <text:span text:style-name="T7">first_trucks</text:span>.id;</text:p>
      <text:p text:style-name="P4"/>
      <text:p text:style-name="P13">As you can see, only rows with a value that is present in both the beech_snow.truck name and first_trucks.<text:span text:style-name="T8">id are returned. The venn diagram would look like this.</text:span></text:p>
      <text:p text:style-name="P13"/>
      <text:p text:style-name="P14">Now try a left join.</text:p>
      <text:p text:style-name="P12"/>
      <text:p text:style-name="P5">SELECT * FROM <text:span text:style-name="T7">beech_snow </text:span><text:span text:style-name="T8">LEFT</text:span><text:span text:style-name="T7"> JOIN first_trucks ON beech_s</text:span>now.truck_name = <text:span text:style-name="T7">first_trucks</text:span>.id;</text:p>
      <text:p text:style-name="P5"/>
      <text:p text:style-name="P14">Now all rows from beech_snow are returned, when there’s no corresponding truck ID in the first_trucks view, the columns from that table have a NULL value. </text:p>
      <text:p text:style-name="P14"/>
      <text:p text:style-name="P14">Now lets try a right join.</text:p>
      <text:p text:style-name="P14"/>
      <text:p text:style-name="P5">SELECT * FROM <text:span text:style-name="T7">beech_snow </text:span><text:span text:style-name="T8">RIGHT</text:span><text:span text:style-name="T7"> JOIN first_trucks ON beech_s</text:span>now.truck_name = <text:span text:style-name="T7">first_trucks</text:span>.id;</text:p>
      <text:p text:style-name="P5"/>
      <text:p text:style-name="P15"><text:soft-page-break/>Oddly, MySQL doesn’t support full outer joins. I just learned this right now as I’m developing this lesson. They aren’t used all that often since they create a lot of null rows for not much gain. If we were to do one, we’d see something like a the left join and right join results pasted together with duplicates removed. You can find code to accomplish the same job, but I think actually providing it would be more confusing than helpful. </text:p>
      <text:p text:style-name="P15"/>
      <text:p text:style-name="P15"/>
      <text:p text:style-name="P15">We’ve covered joins, and that’s a lot of info for one day. We’ll finish for today by using joins with some of the other skills covered in this course to answer practical questions. I’ll do one with you, then let you work independently.</text:p>
      <text:p text:style-name="P15"/>
      <text:p text:style-name="P15">Lets see how many rows are included in the snow <text:span text:style-name="T9">table</text:span> for each model of truck.</text:p>
      <text:p text:style-name="P15"/>
      <text:p text:style-name="P15">We’ll need to reference <text:span text:style-name="T9">both the truck_name table and the snow table to accomplish this, so it’ll involve a join. To decide what kind of join we want to <text:s/>use we have to think about what we want to do with rows where there’s no match. In this case, I’d probably want to include all rows from the snow column even if there was no corresponding entry in the truck_info table, so I’d use an outer join. I’ll use a left outer join and reference snow first.</text:span></text:p>
      <text:p text:style-name="P15"/>
      <text:p text:style-name="P16">So my query would be something like:</text:p>
      <text:p text:style-name="P16"/>
      <text:p text:style-name="P16">SELECT truck_info.model COUNT(snow.id) FROM snow LEFT JOIN truck_info ON snow.truck_name = truck_info.id GROUP BY truck_info.model;</text:p>
      <text:p text:style-name="P16"/>
      <text:p text:style-name="P17">Hopefully you all see how useful joins can be <text:span text:style-name="T10">in answering questions about your data. Here’s a couple of more problems. Remember to think about what kind of join makes the most sense for answering a question, and feel free to design views </text:span><text:span text:style-name="T11">or complex queries to help you organize your work</text:span><text:span text:style-name="T10">.</text:span></text:p>
      <text:p text:style-name="P17"/>
      <text:p text:style-name="P18">Lets pretend all the trucks in the dataset had never been driven except during the events recorded in the snow table. See how many miles the truck traveled per stop. </text:p>
      <text:p text:style-name="P18"/>
      <text:p text:style-name="P18">What make of truck was most <text:span text:style-name="T11">commonly used in the snow dataset. </text:span></text:p>
      <text:p text:style-name="P18"/>
      <text:p text:style-name="P19">What was the average age of trucks visiting Beecher st?</text:p>
      <text:p text:style-name="P19"/>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Menlo, 'courier new',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3T19:33:11.240681025</meta:creation-date>
    <meta:generator>LibreOffice/7.0.4.2$Linux_X86_64 LibreOffice_project/00$Build-2</meta:generator>
    <dc:date>2022-06-14T17:44:21.627395779</dc:date>
    <meta:editing-duration>PT4M40S</meta:editing-duration>
    <meta:editing-cycles>1</meta:editing-cycles>
    <meta:document-statistic meta:table-count="0" meta:image-count="0" meta:object-count="0" meta:page-count="3" meta:paragraph-count="38" meta:word-count="1290" meta:character-count="7323" meta:non-whitespace-character-count="6062"/>
  </office:meta>
</office:document-meta>
</file>